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ext_20_body">
      <style:text-properties style:font-name="Times New Roman" officeooo:rsid="000978a5" officeooo:paragraph-rsid="000978a5"/>
    </style:style>
    <style:style style:name="P2" style:family="paragraph" style:parent-style-name="Heading_20_1">
      <style:text-properties style:font-name="Times New Roman" fo:font-size="24pt" fo:language="en" fo:country="US" officeooo:rsid="000978a5" officeooo:paragraph-rsid="000978a5" style:font-size-asian="24pt" style:font-size-complex="24pt"/>
    </style:style>
    <style:style style:name="P3" style:family="paragraph" style:parent-style-name="Heading_20_2">
      <style:text-properties style:font-name="Times New Roman" officeooo:rsid="000978a5" officeooo:paragraph-rsid="000978a5"/>
    </style:style>
    <style:style style:name="P4" style:family="paragraph" style:parent-style-name="Heading_20_2">
      <style:text-properties style:font-name="Times New Roman"/>
    </style:style>
    <style:style style:name="P5" style:family="paragraph" style:parent-style-name="Heading_20_2">
      <style:text-properties style:font-name="Times New Roman"/>
    </style:style>
    <style:style style:name="P6" style:family="paragraph" style:parent-style-name="Heading_20_2">
      <style:paragraph-properties fo:break-before="page"/>
      <style:text-properties style:font-name="Times New Roman"/>
    </style:style>
    <style:style style:name="P7" style:family="paragraph" style:parent-style-name="Heading_20_3">
      <style:text-properties style:font-name="Times New Roman" officeooo:rsid="00125786" officeooo:paragraph-rsid="00125786"/>
    </style:style>
    <style:style style:name="P8" style:family="paragraph" style:parent-style-name="Text_20_body" style:list-style-name="L1">
      <style:paragraph-properties fo:margin-top="0in" fo:margin-bottom="0in" style:contextual-spacing="false"/>
      <style:text-properties style:font-name="Times New Roman" fo:language="en" fo:country="US" officeooo:rsid="000978a5" officeooo:paragraph-rsid="000978a5"/>
    </style:style>
    <style:style style:name="P9" style:family="paragraph" style:parent-style-name="Text_20_body">
      <style:text-properties style:font-name="Times New Roman" officeooo:rsid="000b917a" officeooo:paragraph-rsid="000b917a"/>
    </style:style>
    <style:style style:name="P10" style:family="paragraph" style:parent-style-name="Text_20_body" style:list-style-name="L2">
      <style:paragraph-properties fo:margin-top="0in" fo:margin-bottom="0in" style:contextual-spacing="false"/>
      <style:text-properties style:font-name="Times New Roman" officeooo:rsid="000df656" officeooo:paragraph-rsid="000df656"/>
    </style:style>
    <style:style style:name="P11" style:family="paragraph" style:parent-style-name="Text_20_body">
      <style:text-properties style:font-name="Times New Roman" officeooo:rsid="000df656" officeooo:paragraph-rsid="000df656"/>
    </style:style>
    <style:style style:name="P12" style:family="paragraph" style:parent-style-name="Text_20_body" style:list-style-name="L2">
      <style:paragraph-properties fo:margin-top="0in" fo:margin-bottom="0in" style:contextual-spacing="false"/>
      <style:text-properties style:font-name="Times New Roman" officeooo:rsid="000fc721" officeooo:paragraph-rsid="000fc721"/>
    </style:style>
    <style:style style:name="P13" style:family="paragraph" style:parent-style-name="Text_20_body" style:list-style-name="L2">
      <style:paragraph-properties fo:margin-top="0in" fo:margin-bottom="0in" style:contextual-spacing="false"/>
      <style:text-properties style:font-name="Times New Roman" officeooo:rsid="0010dd76" officeooo:paragraph-rsid="0010dd76"/>
    </style:style>
    <style:style style:name="P14" style:family="paragraph" style:parent-style-name="Text_20_body" style:list-style-name="L2">
      <style:paragraph-properties fo:margin-top="0in" fo:margin-bottom="0in" style:contextual-spacing="false"/>
      <style:text-properties style:font-name="Times New Roman" officeooo:rsid="0014fae2" officeooo:paragraph-rsid="0014fae2"/>
    </style:style>
    <style:style style:name="P15" style:family="paragraph" style:parent-style-name="Text_20_body">
      <style:text-properties officeooo:paragraph-rsid="00125786"/>
    </style:style>
    <style:style style:name="P16" style:family="paragraph" style:parent-style-name="Text_20_body">
      <style:text-properties officeooo:rsid="00125786" officeooo:paragraph-rsid="00125786"/>
    </style:style>
    <style:style style:name="T1" style:family="text">
      <style:text-properties officeooo:rsid="000afa3b"/>
    </style:style>
    <style:style style:name="T2" style:family="text">
      <style:text-properties style:font-name="Times New Roman"/>
    </style:style>
    <style:style style:name="T3" style:family="text">
      <style:text-properties style:font-name="Times New Roman" officeooo:rsid="00125786"/>
    </style:style>
    <style:style style:name="T4" style:family="text">
      <style:text-properties style:font-name="Times New Roman" officeooo:rsid="0014fae2"/>
    </style:style>
    <style:style style:name="T5" style:family="text">
      <style:text-properties style:font-name="Times New Roman" officeooo:rsid="0017000d"/>
    </style:style>
    <style:style style:name="T6" style:family="text">
      <style:text-properties officeooo:rsid="0013930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etting</text:h>
      <text:h text:style-name="P3" text:outline-level="2">Characters</text:h>
      <text:list text:style-name="L1">
        <text:list-item>
          <text:p text:style-name="P8">Meiu (Player)</text:p>
        </text:list-item>
        <text:list-item>
          <text:p text:style-name="P8">Tier (Haruhi-like)</text:p>
        </text:list-item>
        <text:list-item>
          <text:p text:style-name="P8">Dirvir (Artificial Human)</text:p>
        </text:list-item>
        <text:list-item>
          <text:p text:style-name="P8">Pliu (Esper)</text:p>
        </text:list-item>
      </text:list>
      <text:h text:style-name="P3" text:outline-level="2">Location</text:h>
      <text:p text:style-name="P1">Vacation island, <text:span text:style-name="T1">owned</text:span> by <text:span text:style-name="T1">the creators of</text:span> Dirvir</text:p>
      <text:h text:style-name="P4" text:outline-level="2">Plot Setup</text:h>
      <text:p text:style-name="P9">The group of friends are spending summer in Dirvir’s island. They have come together to spend some time feeling youthful as adult hood is slowly creeping onto them and already around the corner. The group will search for ways to squeeze out that last moment of youth from their early 20s as they are all finishing college. Some secrets still remain between them and Tier is looking to have a most enjoyable time and maybe uncover one or two of the secrets. Unknown to everyone but Dirvir, this summer break has been looping for quite a few times because of Tier’s feeling of unfull-fillingness and her subconsciously winding back time erasing everyone’s memories. Telling Tier about this won’t help the situation and could make it worse, so Meiu, Dirvir and Pliu will have to make sure to satisfy Tier’s <text:span text:style-name="T2">wims and fight against her just enough to escape this loop!</text:span></text:p>
      <text:h text:style-name="P4" text:outline-level="2"><text:span text:style-name="T6">Possible </text:span>Activity Points</text:h>
      <text:list text:style-name="L2">
        <text:list-item>
          <text:p text:style-name="P10">Bike ride</text:p>
        </text:list-item>
        <text:list-item>
          <text:p text:style-name="P10">Swimming</text:p>
        </text:list-item>
        <text:list-item>
          <text:p text:style-name="P10">Scenery watching</text:p>
        </text:list-item>
        <text:list-item>
          <text:p text:style-name="P12">Beach Volleyball</text:p>
        </text:list-item>
        <text:list-item>
          <text:p text:style-name="P14">Hiking</text:p>
        </text:list-item>
        <text:list-item>
          <text:p text:style-name="P13">Finish summer essay</text:p>
        </text:list-item>
      </text:list>
      <text:p text:style-name="P11"/>
      <text:h text:style-name="P6" text:outline-level="2">Plot Progression Events</text:h>
      <text:h text:style-name="P7" text:outline-level="3">Introduction</text:h>
      <text:p text:style-name="P16"><text:span text:style-name="T3">T</text:span><text:span text:style-name="T2">he group of friends arrive onto the touristic island, Yerm Um. Which is very big island were they will be spending the last month of summer </text:span><text:span text:style-name="T4">trying to just make the most of it. </text:span><text:span text:style-name="T5">Here you get an introduction to the main cast and you learn about your aim at night as Dirvir pulls the player (Meiu) and Pliu aside to mention the effects on the timeline which seem to have resets unconsciously done by Tier. Dirvir brought everyone to the island in hopes of breaking the loop but it still keeps happening so she’s now requesting help. The only way to break it is to fulfill Tier’s wish of an unforgettable and perfect summer end. </text:span></text:p>
      <text:p text:style-name="P15"><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00:07:58.488000000</meta:creation-date>
    <dc:date>2024-06-11T22:56:12.487000000</dc:date>
    <meta:editing-duration>PT49M22S</meta:editing-duration>
    <meta:editing-cycles>9</meta:editing-cycles>
    <meta:generator>LibreOffice/24.2.4.2$Windows_X86_64 LibreOffice_project/51a6219feb6075d9a4c46691dcfe0cd9c4fff3c2</meta:generator>
    <meta:document-statistic meta:table-count="0" meta:image-count="0" meta:object-count="0" meta:page-count="2" meta:paragraph-count="20" meta:word-count="316" meta:character-count="1782" meta:non-whitespace-character-count="1495"/>
  </office:meta>
</office:document-meta>
</file>